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Heading_20_1" style:list-style-name="WWNum4">
      <style:paragraph-properties fo:break-before="auto" fo:break-after="auto"/>
    </style:style>
    <style:style style:name="P33" style:family="paragraph" style:parent-style-name="Heading_20_1" style:list-style-name="WWNum4">
      <style:paragraph-properties fo:text-align="justify" style:justify-single-word="false"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Introducción a Docker</text:span><text:span text:style-name="T2"><text:line-break/></text:span><text:span text:style-name="T3">UD 06. Caso práctico 05 - Bot de Telegram con Whisper AI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dbh0n1vac4c8" text:style-name="Index_20_Link" text:visited-style-name="Index_20_Link"><text:span text:style-name="T13">1. Introducción<text:tab/>3</text:span></text:a></text:p>
          <text:p text:style-name="P10"><text:a xlink:type="simple" xlink:href="#_vyhbfp4t666x" text:style-name="Index_20_Link" text:visited-style-name="Index_20_Link"><text:span text:style-name="T13">2. Pasos a previos para poder generar un bot de Telegram y obtener Ids de usuarios o grupos<text:tab/>3</text:span></text:a></text:p>
          <text:p text:style-name="P10"><text:a xlink:type="simple" xlink:href="#_orgfdxf9if1u" text:style-name="Index_20_Link" text:visited-style-name="Index_20_Link"><text:span text:style-name="T14">3. Poner en marcha bot de Telegram con Whisper AI<text:tab/>3</text:span></text:a></text:p>
          <text:p text:style-name="P10"><text:a xlink:type="simple" xlink:href="#_72yv1gty1dke" text:style-name="Index_20_Link" text:visited-style-name="Index_20_Link"><text:span text:style-name="T13">4. Bibliografía<text:tab/>4</text:span></text:a></text:p>
        </text:index-body>
      </text:table-of-content>
      <text:p text:style-name="Standard"/>
      <text:p text:style-name="P12"/>
      <text:p text:style-name="P13"><text:span text:style-name="T15">UD06. Caso práctico 05</text:span></text:p>
      <text:list xml:id="list745732983" text:style-name="WWNum4">
        <text:list-item>
          <text:p text:style-name="P32"><text:bookmark text:name="_dbh0n1vac4c8"/>Introducción</text:p>
        </text:list-item>
      </text:list>
      <text:p text:style-name="P9">Whisper AI es un software que permite transcribir audio a Texto. Este software fue creado por OpenAI (empresa creadora de ChatGPT) y liberado junto con varios modelos de procesamiento de lenguaje muy precisos. Actualmente, es una de las mejores soluciones “self-hosted” para convertir audio a texto.</text:p>
      <text:p text:style-name="P9">Whisper CPP es una implementación de Whisper AI en C++ obteniendo mucho mejor rendimiento que la implementación original <text:a xlink:type="simple" xlink:href="https://github.com/ggerganov/whisper.cpp" text:style-name="ListLabel_20_37" text:visited-style-name="ListLabel_20_37"><text:span text:style-name="T18">https://github.com/ggerganov/whisper.cpp</text:span></text:a></text:p>
      <text:p text:style-name="P9">Utilizando esta última implementación, presentamos un bot de Telegram (creado por el autor del curso) que permite recibir mensajes de voz/audios (directamente al bot o en grupos donde el bot pueda leer) y transcribirlos. El software para ello está disponible en <text:a xlink:type="simple" xlink:href="https://github.com/sergarb1/telegram-bot-whisper-cpp" text:style-name="ListLabel_20_37" text:visited-style-name="ListLabel_20_37"><text:span text:style-name="T18">https://github.com/sergarb1/telegram-bot-whisper-cpp</text:span></text:a></text:p>
      <text:list xml:id="list94018350714322" text:continue-numbering="true" text:style-name="WWNum4">
        <text:list-item>
          <text:p text:style-name="P33"><text:bookmark text:name="_vyhbfp4t666x"/>Pasos a previos para poder generar un bot de Telegram y obtener Ids de usuarios o grupos</text:p>
        </text:list-item>
      </text:list>
      <text:p text:style-name="Standard">En primer lugar, debes generar un nuevo bot de Telegram. Hay información de como hacerlo en Generar un nuevo bot en <text:a xlink:type="simple" xlink:href="https://atareao.es/tutorial/crea-tu-propio-bot-para-telegram/" text:style-name="ListLabel_20_37" text:visited-style-name="ListLabel_20_37"><text:span text:style-name="T18">https://atareao.es/tutorial/crea-tu-propio-bot-para-telegram/</text:span></text:a></text:p>
      <text:p text:style-name="Standard">A grandes rasgos, los pasos son:</text:p>
      <text:list xml:id="list1568663769" text:style-name="WWNum2">
        <text:list-item>
          <text:p text:style-name="P18">Inicia una nueva conversación con el bot @BotFather.</text:p>
        </text:list-item>
        <text:list-item>
          <text:p text:style-name="P22">Escribe el comando /newbot. Establece un nombre y un nombre de usuario.</text:p>
        </text:list-item>
        <text:list-item>
          <text:p text:style-name="P25">Copia el Token que BotFather te dará.</text:p>
        </text:list-item>
      </text:list>
      <text:p text:style-name="Standard"/>
      <text:p text:style-name="Standard">También, para el siguiente paso, deberás obtener las IDs de usuarios o grupos permitidos. Se explica en detalle en <text:a xlink:type="simple" xlink:href="https://www.alphr.com/find-chat-id-telegram/" text:style-name="ListLabel_20_37" text:visited-style-name="ListLabel_20_37"><text:span text:style-name="T18">https://www.alphr.com/find-chat-id-telegram/</text:span></text:a></text:p>
      <text:p text:style-name="Standard">A grandes rasgos, los pasos para obtener el ID de los usuarios/grupos permitidos:</text:p>
      <text:list xml:id="list4025066583" text:style-name="WWNum5">
        <text:list-item>
          <text:p text:style-name="P19">Inicia una nueva conversación con @RawDataBot.</text:p>
        </text:list-item>
        <text:list-item>
          <text:p text:style-name="P23">Envía un mensaje o reenvía un mensaje de cualquier usuario deseado de obtener el ID.</text:p>
          <text:list>
            <text:list-item>
              <text:p text:style-name="P28">Si lo que se quiere es obtener el ID de un grupo, se debe meter al @RawDataBot en el grupo.</text:p>
            </text:list-item>
          </text:list>
        </text:list-item>
        <text:list-item>
          <text:p text:style-name="P23">Copia el valor del campo message.from.id.</text:p>
        </text:list-item>
        <text:list-item>
          <text:p text:style-name="P23">Debería ser un ID como:</text:p>
          <text:list>
            <text:list-item>
              <text:p text:style-name="P28">Usuarios: 1234567890</text:p>
            </text:list-item>
            <text:list-item>
              <text:p text:style-name="P30">Grupos (con un menos delante): -1234567890</text:p>
            </text:list-item>
          </text:list>
        </text:list-item>
      </text:list>
      <text:list xml:id="list94018108093424" text:continue-list="list94018350714322" text:style-name="WWNum4">
        <text:list-item>
          <text:p text:style-name="P33"><text:bookmark text:name="_orgfdxf9if1u"/>Poner en marcha bot de Telegram con Whisper AI</text:p>
        </text:list-item>
      </text:list>
      <text:p text:style-name="Standard">Obtenemos el repositorio con el comando (en el curso os lo proporcionamos como un “.zip”)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"><text:span text:style-name="T20">git </text:span><text:span text:style-name="T21">clone</text:span><text:span text:style-name="T20"> https://github.com/sergarb1/telegram-bot-whisper-cpp</text:span></text:p>
          </table:table-cell>
        </table:table-row>
      </table:table>
      <text:p text:style-name="P9"><text:soft-page-break/>Tras ello debemos editar el fichero “.env” de la siguiente forma:</text:p>
      <text:list xml:id="list1333814103" text:style-name="WWNum1">
        <text:list-item>
          <text:p text:style-name="P20">Establece tu TELEGRAM_BOT_TOKEN.</text:p>
        </text:list-item>
        <text:list-item>
          <text:p text:style-name="P24">Establece tus ALLOWED_CHAT_IDS (ID de usuarios/grupos separados por comas).</text:p>
          <text:list>
            <text:list-item>
              <text:p text:style-name="P29">Establécelo en * para permitir a todos los usuarios.</text:p>
            </text:list-item>
          </text:list>
        </text:list-item>
        <text:list-item>
          <text:p text:style-name="P24">Establece el WHISPER_MODEL (base, tiny, small, medium, large).</text:p>
          <text:list>
            <text:list-item>
              <text:p text:style-name="P29">Recomendado usar como máximo el “small” para estas pruebas.</text:p>
            </text:list-item>
          </text:list>
        </text:list-item>
        <text:list-item>
          <text:p text:style-name="P26">Establece AUDIO_LANGUAGE (Si lo dejas en auto detectará el idioma).</text:p>
        </text:list-item>
      </text:list>
      <text:p text:style-name="P9">Una vez realizadas estas operaciones, simplemente ejecut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<text:span text:style-name="T20">docker compose up --build -d</text:span></text:p>
          </table:table-cell>
        </table:table-row>
      </table:table>
      <text:p text:style-name="P9">Y tendrás el bot funcionando perfectamente.</text:p>
      <text:p text:style-name="P9">Para transcribir un audio, solo deberás:</text:p>
      <text:list xml:id="list3274937719" text:style-name="WWNum3">
        <text:list-item>
          <text:p text:style-name="P21">Enviarle una nota de voz/fichero de audio al bot desde un usuario autorizado.</text:p>
        </text:list-item>
        <text:list-item>
          <text:p text:style-name="P27">Mandar una nota de audio a un grupo donde esté el bot, tenga permiso de lectura del grupo y además sea un grupo autorizado. Cuidado, en este caso, la transcripción será enviada a todo el grupo.</text:p>
        </text:list-item>
      </text:list>
      <text:list xml:id="list94018963243706" text:continue-list="list94018108093424" text:style-name="WWNum4">
        <text:list-item>
          <text:p text:style-name="P33"><text:bookmark text:name="_72yv1gty1dke"/>Bibliografía</text:p>
        </text:list-item>
      </text:list>
      <text:p text:style-name="P7">[1] Docker Docs <text:a xlink:type="simple" xlink:href="https://docs.docker.com/" text:style-name="ListLabel_20_37" text:visited-style-name="ListLabel_20_37"><text:span text:style-name="T18">https://docs.docker.com/</text:span></text:a></text:p>
      <text:p text:style-name="P7">[2] Docker Compose Docs <text:a xlink:type="simple" xlink:href="https://docs.docker.com/compose/" text:style-name="ListLabel_20_37" text:visited-style-name="ListLabel_20_37"><text:span text:style-name="T18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5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2" meta:paragraph-count="56" meta:word-count="611" meta:character-count="3873" meta:non-whitespace-character-count="3333"/>
    <meta:generator>LibreOfficeDev/6.0.5.2$Linux_X86_64 LibreOffice_project/</meta:generator>
  </office:meta>
</office:document-meta>
</file>